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1.69cm" svg:height="11.935cm" svg:x="5.368cm" svg:y="0.106cm">
            <draw:object draw:notify-on-update-of-ranges="Sheet1.B1:Sheet1.B77 Sheet1.C1:Sheet1.C7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0.00793650793651">
            <text:p>0.007936507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662251655629">
            <text:p>0.006622516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106382978723">
            <text:p>0.010638297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769230769231">
            <text:p>0.007692307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952380952381">
            <text:p>0.009523809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689655172414">
            <text:p>0.00689655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37037037037">
            <text:p>0.03703703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862068965517">
            <text:p>0.008620689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854700854701">
            <text:p>0.008547008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10752688172">
            <text:p>0.010752688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217391304348">
            <text:p>0.021739130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833333333333">
            <text:p>0.008333333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78125">
            <text:p>0.007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684931506849">
            <text:p>0.006849315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235294117647">
            <text:p>0.02352941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787401574803">
            <text:p>0.007874015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102040816327">
            <text:p>0.010204081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709219858156">
            <text:p>0.007092198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240963855422">
            <text:p>0.024096385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724637681159">
            <text:p>0.007246376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222222222222">
            <text:p>0.022222222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806451612903">
            <text:p>0.008064516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719424460432">
            <text:p>0.007194244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227272727273">
            <text:p>0.022727272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943396226415">
            <text:p>0.009433962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666666666667">
            <text:p>0.006666666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00925925925926">
            <text:p>0.009259259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0.008">
            <text:p>0.00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847457627119">
            <text:p>0.008474576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763358778626">
            <text:p>0.007633587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00970873786408">
            <text:p>0.0097087379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0.00990099009901">
            <text:p>0.009900990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10101010101">
            <text:p>0.010101010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0375">
            <text:p>0.037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00757575757576">
            <text:p>0.007575757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714285714286">
            <text:p>0.007142857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0641025641026">
            <text:p>0.064102564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0077519379845">
            <text:p>0.00775193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00680272108844">
            <text:p>0.006802721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675675675676">
            <text:p>0.006756756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869565217391">
            <text:p>0.008695652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232558139535">
            <text:p>0.02325581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900900900901">
            <text:p>0.00900900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506329113924">
            <text:p>0.050632911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00746268656716">
            <text:p>0.007462686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653594771242">
            <text:p>0.006535947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729927007299">
            <text:p>0.007299270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00813008130081">
            <text:p>0.008130081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0103092783505">
            <text:p>0.010309278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12987012987">
            <text:p>0.129870129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00704225352113">
            <text:p>0.007042253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105263157895">
            <text:p>0.010526315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735294117647">
            <text:p>0.00735294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0.021978021978">
            <text:p>0.02197802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00980392156863">
            <text:p>0.009803921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694444444444">
            <text:p>0.006944444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224719101124">
            <text:p>0.022471910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0.00917431192661">
            <text:p>0.009174311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00877192982456">
            <text:p>0.008771929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699300699301">
            <text:p>0.00699300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892857142857">
            <text:p>0.008928571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229885057471">
            <text:p>0.022988505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826446280992">
            <text:p>0.008264462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840336134454">
            <text:p>0.008403361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238095238095">
            <text:p>0.023809523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751879699248">
            <text:p>0.00751879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243902439024">
            <text:p>0.024390243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934579439252">
            <text:p>0.009345794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104166666667">
            <text:p>0.0104166667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00740740740741">
            <text:p>0.007407407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00961538461538">
            <text:p>0.009615384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657894736842">
            <text:p>0.006578947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819672131148">
            <text:p>0.0081967213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00671140939597">
            <text:p>0.006711409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.00909090909091">
            <text:p>0.009090909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00884955752212">
            <text:p>0.0088495575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 Condensed" style:language-asian="ja" style:country-asian="JP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2013/01/02</text:date>, <text:time>23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2T23:50:57</dc:date>
    <meta:document-statistic meta:table-count="1" meta:cell-count="154" meta:object-count="1"/>
    <meta:generator>LibreOffice/3.4$Linux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691cm" svg:height="11.936cm" xlink:href=".." xlink:type="simple" chart:class="chart:scatter" chart:style-name="ch1">
        <chart:legend chart:legend-position="end" svg:x="20.829cm" svg:y="5.669cm" style:legend-expansion="high" chart:style-name="ch2"/>
        <chart:plot-area chart:style-name="ch3" table:cell-range-address="Sheet1.B1:Sheet1.C77" svg:x="0.883cm" svg:y="1.087cm" svg:width="19.081cm" svg:height="10.191cm">
          <chartooo:coordinate-region svg:x="1.504cm" svg:y="1.287cm" svg:width="18.128cm" svg:height="9.3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scatter">
            <chart:domain table:cell-range-address="Sheet1.B1:Sheet1.B77"/>
            <chart:data-point chart:repeated="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793650793651">
                <text:p>0.00793650793651</text:p>
                <draw:g>
                  <svg:desc>Sheet1.B1:Sheet1.B77</svg:desc>
                </draw:g>
              </table:table-cell>
            </table:table-row>
            <table:table-row>
              <table:table-cell office:value-type="string"/>
              <table:table-cell office:value-type="float" office:value="0.00662251655629">
                <text:p>0.00662251655629</text:p>
              </table:table-cell>
            </table:table-row>
            <table:table-row>
              <table:table-cell office:value-type="string"/>
              <table:table-cell office:value-type="float" office:value="0.0106382978723">
                <text:p>0.0106382978723</text:p>
              </table:table-cell>
            </table:table-row>
            <table:table-row>
              <table:table-cell office:value-type="string"/>
              <table:table-cell office:value-type="float" office:value="0.00769230769231">
                <text:p>0.00769230769231</text:p>
              </table:table-cell>
            </table:table-row>
            <table:table-row>
              <table:table-cell office:value-type="string"/>
              <table:table-cell office:value-type="float" office:value="0.00952380952381">
                <text:p>0.00952380952381</text:p>
              </table:table-cell>
            </table:table-row>
            <table:table-row>
              <table:table-cell office:value-type="string"/>
              <table:table-cell office:value-type="float" office:value="0.00689655172414">
                <text:p>0.00689655172414</text:p>
              </table:table-cell>
            </table:table-row>
            <table:table-row>
              <table:table-cell office:value-type="string"/>
              <table:table-cell office:value-type="float" office:value="0.037037037037">
                <text:p>0.037037037037</text:p>
              </table:table-cell>
            </table:table-row>
            <table:table-row>
              <table:table-cell office:value-type="string"/>
              <table:table-cell office:value-type="float" office:value="0.00862068965517">
                <text:p>0.00862068965517</text:p>
              </table:table-cell>
            </table:table-row>
            <table:table-row>
              <table:table-cell office:value-type="string"/>
              <table:table-cell office:value-type="float" office:value="0.00854700854701">
                <text:p>0.00854700854701</text:p>
              </table:table-cell>
            </table:table-row>
            <table:table-row>
              <table:table-cell office:value-type="string"/>
              <table:table-cell office:value-type="float" office:value="0.010752688172">
                <text:p>0.010752688172</text:p>
              </table:table-cell>
            </table:table-row>
            <table:table-row>
              <table:table-cell office:value-type="string"/>
              <table:table-cell office:value-type="float" office:value="0.0217391304348">
                <text:p>0.0217391304348</text:p>
              </table:table-cell>
            </table:table-row>
            <table:table-row>
              <table:table-cell office:value-type="string"/>
              <table:table-cell office:value-type="float" office:value="0.00833333333333">
                <text:p>0.00833333333333</text:p>
              </table:table-cell>
            </table:table-row>
            <table:table-row>
              <table:table-cell office:value-type="string"/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/>
              <table:table-cell office:value-type="float" office:value="0.00684931506849">
                <text:p>0.00684931506849</text:p>
              </table:table-cell>
            </table:table-row>
            <table:table-row>
              <table:table-cell office:value-type="string"/>
              <table:table-cell office:value-type="float" office:value="0.0235294117647">
                <text:p>0.0235294117647</text:p>
              </table:table-cell>
            </table:table-row>
            <table:table-row>
              <table:table-cell office:value-type="string"/>
              <table:table-cell office:value-type="float" office:value="0.00787401574803">
                <text:p>0.00787401574803</text:p>
              </table:table-cell>
            </table:table-row>
            <table:table-row>
              <table:table-cell office:value-type="string"/>
              <table:table-cell office:value-type="float" office:value="0.0102040816327">
                <text:p>0.0102040816327</text:p>
              </table:table-cell>
            </table:table-row>
            <table:table-row>
              <table:table-cell office:value-type="string"/>
              <table:table-cell office:value-type="float" office:value="0.00709219858156">
                <text:p>0.00709219858156</text:p>
              </table:table-cell>
            </table:table-row>
            <table:table-row>
              <table:table-cell office:value-type="string"/>
              <table:table-cell office:value-type="float" office:value="0.0240963855422">
                <text:p>0.0240963855422</text:p>
              </table:table-cell>
            </table:table-row>
            <table:table-row>
              <table:table-cell office:value-type="string"/>
              <table:table-cell office:value-type="float" office:value="0.00724637681159">
                <text:p>0.00724637681159</text:p>
              </table:table-cell>
            </table:table-row>
            <table:table-row>
              <table:table-cell office:value-type="string"/>
              <table:table-cell office:value-type="float" office:value="0.0222222222222">
                <text:p>0.0222222222222</text:p>
              </table:table-cell>
            </table:table-row>
            <table:table-row>
              <table:table-cell office:value-type="string"/>
              <table:table-cell office:value-type="float" office:value="0.00806451612903">
                <text:p>0.00806451612903</text:p>
              </table:table-cell>
            </table:table-row>
            <table:table-row>
              <table:table-cell office:value-type="string"/>
              <table:table-cell office:value-type="float" office:value="0.00719424460432">
                <text:p>0.00719424460432</text:p>
              </table:table-cell>
            </table:table-row>
            <table:table-row>
              <table:table-cell office:value-type="string"/>
              <table:table-cell office:value-type="float" office:value="0.0227272727273">
                <text:p>0.0227272727273</text:p>
              </table:table-cell>
            </table:table-row>
            <table:table-row>
              <table:table-cell office:value-type="string"/>
              <table:table-cell office:value-type="float" office:value="0.00943396226415">
                <text:p>0.00943396226415</text:p>
              </table:table-cell>
            </table:table-row>
            <table:table-row>
              <table:table-cell office:value-type="string"/>
              <table:table-cell office:value-type="float" office:value="0.00666666666667">
                <text:p>0.00666666666667</text:p>
              </table:table-cell>
            </table:table-row>
            <table:table-row>
              <table:table-cell office:value-type="string"/>
              <table:table-cell office:value-type="float" office:value="0.00925925925926">
                <text:p>0.00925925925926</text:p>
              </table:table-cell>
            </table:table-row>
            <table:table-row>
              <table:table-cell office:value-type="string"/>
              <table:table-cell office:value-type="float" office:value="0.008">
                <text:p>0.008</text:p>
              </table:table-cell>
            </table:table-row>
            <table:table-row>
              <table:table-cell office:value-type="string"/>
              <table:table-cell office:value-type="float" office:value="0.00847457627119">
                <text:p>0.00847457627119</text:p>
              </table:table-cell>
            </table:table-row>
            <table:table-row>
              <table:table-cell office:value-type="string"/>
              <table:table-cell office:value-type="float" office:value="0.00763358778626">
                <text:p>0.00763358778626</text:p>
              </table:table-cell>
            </table:table-row>
            <table:table-row>
              <table:table-cell office:value-type="string"/>
              <table:table-cell office:value-type="float" office:value="0.00970873786408">
                <text:p>0.00970873786408</text:p>
              </table:table-cell>
            </table:table-row>
            <table:table-row>
              <table:table-cell office:value-type="string"/>
              <table:table-cell office:value-type="float" office:value="0.00990099009901">
                <text:p>0.00990099009901</text:p>
              </table:table-cell>
            </table:table-row>
            <table:table-row>
              <table:table-cell office:value-type="string"/>
              <table:table-cell office:value-type="float" office:value="0.010101010101">
                <text:p>0.010101010101</text:p>
              </table:table-cell>
            </table:table-row>
            <table:table-row>
              <table:table-cell office:value-type="string"/>
              <table:table-cell office:value-type="float" office:value="0.0375">
                <text:p>0.0375</text:p>
              </table:table-cell>
            </table:table-row>
            <table:table-row>
              <table:table-cell office:value-type="string"/>
              <table:table-cell office:value-type="float" office:value="0.00757575757576">
                <text:p>0.00757575757576</text:p>
              </table:table-cell>
            </table:table-row>
            <table:table-row>
              <table:table-cell office:value-type="string"/>
              <table:table-cell office:value-type="float" office:value="0.00714285714286">
                <text:p>0.00714285714286</text:p>
              </table:table-cell>
            </table:table-row>
            <table:table-row>
              <table:table-cell office:value-type="string"/>
              <table:table-cell office:value-type="float" office:value="0.0641025641026">
                <text:p>0.0641025641026</text:p>
              </table:table-cell>
            </table:table-row>
            <table:table-row>
              <table:table-cell office:value-type="string"/>
              <table:table-cell office:value-type="float" office:value="0.0077519379845">
                <text:p>0.0077519379845</text:p>
              </table:table-cell>
            </table:table-row>
            <table:table-row>
              <table:table-cell office:value-type="string"/>
              <table:table-cell office:value-type="float" office:value="0.00680272108844">
                <text:p>0.00680272108844</text:p>
              </table:table-cell>
            </table:table-row>
            <table:table-row>
              <table:table-cell office:value-type="string"/>
              <table:table-cell office:value-type="float" office:value="0.00675675675676">
                <text:p>0.00675675675676</text:p>
              </table:table-cell>
            </table:table-row>
            <table:table-row>
              <table:table-cell office:value-type="string"/>
              <table:table-cell office:value-type="float" office:value="0.00869565217391">
                <text:p>0.00869565217391</text:p>
              </table:table-cell>
            </table:table-row>
            <table:table-row>
              <table:table-cell office:value-type="string"/>
              <table:table-cell office:value-type="float" office:value="0.0232558139535">
                <text:p>0.0232558139535</text:p>
              </table:table-cell>
            </table:table-row>
            <table:table-row>
              <table:table-cell office:value-type="string"/>
              <table:table-cell office:value-type="float" office:value="0.00900900900901">
                <text:p>0.00900900900901</text:p>
              </table:table-cell>
            </table:table-row>
            <table:table-row>
              <table:table-cell office:value-type="string"/>
              <table:table-cell office:value-type="float" office:value="0.0506329113924">
                <text:p>0.0506329113924</text:p>
              </table:table-cell>
            </table:table-row>
            <table:table-row>
              <table:table-cell office:value-type="string"/>
              <table:table-cell office:value-type="float" office:value="0.00746268656716">
                <text:p>0.00746268656716</text:p>
              </table:table-cell>
            </table:table-row>
            <table:table-row>
              <table:table-cell office:value-type="string"/>
              <table:table-cell office:value-type="float" office:value="0.00653594771242">
                <text:p>0.00653594771242</text:p>
              </table:table-cell>
            </table:table-row>
            <table:table-row>
              <table:table-cell office:value-type="string"/>
              <table:table-cell office:value-type="float" office:value="0.00729927007299">
                <text:p>0.00729927007299</text:p>
              </table:table-cell>
            </table:table-row>
            <table:table-row>
              <table:table-cell office:value-type="string"/>
              <table:table-cell office:value-type="float" office:value="0.00813008130081">
                <text:p>0.00813008130081</text:p>
              </table:table-cell>
            </table:table-row>
            <table:table-row>
              <table:table-cell office:value-type="string"/>
              <table:table-cell office:value-type="float" office:value="0.0103092783505">
                <text:p>0.0103092783505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</table:table-row>
            <table:table-row>
              <table:table-cell office:value-type="string"/>
              <table:table-cell office:value-type="float" office:value="0.12987012987">
                <text:p>0.12987012987</text:p>
              </table:table-cell>
            </table:table-row>
            <table:table-row>
              <table:table-cell office:value-type="string"/>
              <table:table-cell office:value-type="float" office:value="0.00704225352113">
                <text:p>0.00704225352113</text:p>
              </table:table-cell>
            </table:table-row>
            <table:table-row>
              <table:table-cell office:value-type="string"/>
              <table:table-cell office:value-type="float" office:value="0.0105263157895">
                <text:p>0.0105263157895</text:p>
              </table:table-cell>
            </table:table-row>
            <table:table-row>
              <table:table-cell office:value-type="string"/>
              <table:table-cell office:value-type="float" office:value="0.00735294117647">
                <text:p>0.00735294117647</text:p>
              </table:table-cell>
            </table:table-row>
            <table:table-row>
              <table:table-cell office:value-type="string"/>
              <table:table-cell office:value-type="float" office:value="0.021978021978">
                <text:p>0.021978021978</text:p>
              </table:table-cell>
            </table:table-row>
            <table:table-row>
              <table:table-cell office:value-type="string"/>
              <table:table-cell office:value-type="float" office:value="0.00980392156863">
                <text:p>0.00980392156863</text:p>
              </table:table-cell>
            </table:table-row>
            <table:table-row>
              <table:table-cell office:value-type="string"/>
              <table:table-cell office:value-type="float" office:value="0.00694444444444">
                <text:p>0.00694444444444</text:p>
              </table:table-cell>
            </table:table-row>
            <table:table-row>
              <table:table-cell office:value-type="string"/>
              <table:table-cell office:value-type="float" office:value="0.0224719101124">
                <text:p>0.0224719101124</text:p>
              </table:table-cell>
            </table:table-row>
            <table:table-row>
              <table:table-cell office:value-type="string"/>
              <table:table-cell office:value-type="float" office:value="0.00917431192661">
                <text:p>0.00917431192661</text:p>
              </table:table-cell>
            </table:table-row>
            <table:table-row>
              <table:table-cell office:value-type="string"/>
              <table:table-cell office:value-type="float" office:value="0.00877192982456">
                <text:p>0.00877192982456</text:p>
              </table:table-cell>
            </table:table-row>
            <table:table-row>
              <table:table-cell office:value-type="string"/>
              <table:table-cell office:value-type="float" office:value="0.00699300699301">
                <text:p>0.00699300699301</text:p>
              </table:table-cell>
            </table:table-row>
            <table:table-row>
              <table:table-cell office:value-type="string"/>
              <table:table-cell office:value-type="float" office:value="0.00892857142857">
                <text:p>0.00892857142857</text:p>
              </table:table-cell>
            </table:table-row>
            <table:table-row>
              <table:table-cell office:value-type="string"/>
              <table:table-cell office:value-type="float" office:value="0.0229885057471">
                <text:p>0.0229885057471</text:p>
              </table:table-cell>
            </table:table-row>
            <table:table-row>
              <table:table-cell office:value-type="string"/>
              <table:table-cell office:value-type="float" office:value="0.00826446280992">
                <text:p>0.00826446280992</text:p>
              </table:table-cell>
            </table:table-row>
            <table:table-row>
              <table:table-cell office:value-type="string"/>
              <table:table-cell office:value-type="float" office:value="0.00840336134454">
                <text:p>0.00840336134454</text:p>
              </table:table-cell>
            </table:table-row>
            <table:table-row>
              <table:table-cell office:value-type="string"/>
              <table:table-cell office:value-type="float" office:value="0.0238095238095">
                <text:p>0.0238095238095</text:p>
              </table:table-cell>
            </table:table-row>
            <table:table-row>
              <table:table-cell office:value-type="string"/>
              <table:table-cell office:value-type="float" office:value="0.00751879699248">
                <text:p>0.00751879699248</text:p>
              </table:table-cell>
            </table:table-row>
            <table:table-row>
              <table:table-cell office:value-type="string"/>
              <table:table-cell office:value-type="float" office:value="0.0243902439024">
                <text:p>0.0243902439024</text:p>
              </table:table-cell>
            </table:table-row>
            <table:table-row>
              <table:table-cell office:value-type="string"/>
              <table:table-cell office:value-type="float" office:value="0.00934579439252">
                <text:p>0.00934579439252</text:p>
              </table:table-cell>
            </table:table-row>
            <table:table-row>
              <table:table-cell office:value-type="string"/>
              <table:table-cell office:value-type="float" office:value="0.0104166666667">
                <text:p>0.0104166666667</text:p>
              </table:table-cell>
            </table:table-row>
            <table:table-row>
              <table:table-cell office:value-type="string"/>
              <table:table-cell office:value-type="float" office:value="0.00740740740741">
                <text:p>0.00740740740741</text:p>
              </table:table-cell>
            </table:table-row>
            <table:table-row>
              <table:table-cell office:value-type="string"/>
              <table:table-cell office:value-type="float" office:value="0.00961538461538">
                <text:p>0.00961538461538</text:p>
              </table:table-cell>
            </table:table-row>
            <table:table-row>
              <table:table-cell office:value-type="string"/>
              <table:table-cell office:value-type="float" office:value="0.00657894736842">
                <text:p>0.00657894736842</text:p>
              </table:table-cell>
            </table:table-row>
            <table:table-row>
              <table:table-cell office:value-type="string"/>
              <table:table-cell office:value-type="float" office:value="0.00819672131148">
                <text:p>0.00819672131148</text:p>
              </table:table-cell>
            </table:table-row>
            <table:table-row>
              <table:table-cell office:value-type="string"/>
              <table:table-cell office:value-type="float" office:value="0.00671140939597">
                <text:p>0.00671140939597</text:p>
              </table:table-cell>
            </table:table-row>
            <table:table-row>
              <table:table-cell office:value-type="string"/>
              <table:table-cell office:value-type="float" office:value="0.00909090909091">
                <text:p>0.00909090909091</text:p>
              </table:table-cell>
            </table:table-row>
            <table:table-row>
              <table:table-cell office:value-type="string"/>
              <table:table-cell office:value-type="float" office:value="0.00884955752212">
                <text:p>0.00884955752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